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C1000002019B7A8F2A1E2BF71B.png" manifest:media-type="image/png"/>
  <manifest:file-entry manifest:full-path="Pictures/10000201000001F100000201111DAB2DDCBC1E61.png" manifest:media-type="image/png"/>
  <manifest:file-entry manifest:full-path="Pictures/1000061C0000335E0000350541DBDAF0BC96F616.svg" manifest:media-type="image/svg+xml"/>
  <manifest:file-entry manifest:full-path="Pictures/10000201000001F1000002012680B4B70D585364.png" manifest:media-type="image/png"/>
  <manifest:file-entry manifest:full-path="Pictures/100003E60000335E00003505167413D6F33A02CE.svg" manifest:media-type="image/svg+xml"/>
  <manifest:file-entry manifest:full-path="Pictures/1000020100000201000002013980C433670D3352.png" manifest:media-type="image/png"/>
  <manifest:file-entry manifest:full-path="Pictures/100002F200003505000035056626A351B79BB95D.svg" manifest:media-type="image/svg+xml"/>
  <manifest:file-entry manifest:full-path="Pictures/1000023000002E6800003505F5F5D2F1F80E81D9.svg" manifest:media-type="image/svg+xml"/>
  <manifest:file-entry manifest:full-path="Pictures/100002010000014100000201F409F0321AA9D85F.png" manifest:media-type="image/png"/>
  <manifest:file-entry manifest:full-path="Pictures/100002180000212D000035059863C840B3F0D34C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ack1" svg:font-family="Hack" style:font-adornments="Regular"/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8in" table:align="margins"/>
    </style:style>
    <style:style style:name="Table4.A" style:family="table-column">
      <style:table-column-properties style:column-width="8in" style:rel-column-width="65535*"/>
    </style:style>
    <style:style style:name="Table4.1" style:family="table-row">
      <style:table-row-properties style:min-row-height="0.5in"/>
    </style:style>
    <style:style style:name="Table4.A1" style:family="table-cell">
      <style:table-cell-properties fo:padding="0.0382in" fo:border-left="none" fo:border-right="none" fo:border-top="1.25pt solid #999999" fo:border-bottom="none" style:writing-mode="page"/>
    </style:style>
    <style:style style:name="Table2" style:family="table">
      <style:table-properties style:width="8in" fo:margin-top="0in" fo:margin-bottom="0in" table:align="margins"/>
    </style:style>
    <style:style style:name="Table2.A" style:family="table-column">
      <style:table-column-properties style:column-width="3.9993in" style:rel-column-width="32761*"/>
    </style:style>
    <style:style style:name="Table2.B" style:family="table-column">
      <style:table-column-properties style:column-width="4.0007in" style:rel-column-width="32774*"/>
    </style:style>
    <style:style style:name="Table2.A1" style:family="table-cell">
      <style:table-cell-properties fo:padding="0.0382in" fo:border-left="none" fo:border-right="none" fo:border-top="1.25pt solid #999999" fo:border-bottom="none" style:writing-mode="page"/>
    </style:style>
    <style:style style:name="Table2.A2" style:family="table-cell">
      <style:table-cell-properties fo:padding="0.0382in" fo:border="none" style:writing-mode="page"/>
    </style:style>
    <style:style style:name="Table7" style:family="table">
      <style:table-properties style:width="8in" fo:margin-top="0.1403in" fo:margin-bottom="0in" table:align="margins"/>
    </style:style>
    <style:style style:name="Table7.A" style:family="table-column">
      <style:table-column-properties style:column-width="3.9993in" style:rel-column-width="32761*"/>
    </style:style>
    <style:style style:name="Table7.B" style:family="table-column">
      <style:table-column-properties style:column-width="4.0007in" style:rel-column-width="32774*"/>
    </style:style>
    <style:style style:name="Table7.A1" style:family="table-cell">
      <style:table-cell-properties fo:padding="0.0382in" fo:border="none" style:writing-mode="page"/>
    </style:style>
    <style:style style:name="Table7.2" style:family="table-row">
      <style:table-row-properties style:min-row-height="0.3819in"/>
    </style:style>
    <style:style style:name="Table6" style:family="table">
      <style:table-properties style:width="8in" fo:margin-top="0.1403in" fo:margin-bottom="0in" table:align="margins"/>
    </style:style>
    <style:style style:name="Table6.A" style:family="table-column">
      <style:table-column-properties style:column-width="3.875in" style:rel-column-width="31743*"/>
    </style:style>
    <style:style style:name="Table6.B" style:family="table-column">
      <style:table-column-properties style:column-width="4.125in" style:rel-column-width="33792*"/>
    </style:style>
    <style:style style:name="Table6.A1" style:family="table-cell">
      <style:table-cell-properties fo:padding="0.0382in" fo:border="none" style:writing-mode="page"/>
    </style:style>
    <style:style style:name="Table6.2" style:family="table-row">
      <style:table-row-properties style:min-row-height="0.3819in"/>
    </style:style>
    <style:style style:name="Education" style:family="table">
      <style:table-properties style:width="8in" table:align="margins"/>
    </style:style>
    <style:style style:name="Education.A" style:family="table-column">
      <style:table-column-properties style:column-width="4in" style:rel-column-width="32767*"/>
    </style:style>
    <style:style style:name="Education.B" style:family="table-column">
      <style:table-column-properties style:column-width="4in" style:rel-column-width="32768*"/>
    </style:style>
    <style:style style:name="Education.A1" style:family="table-cell">
      <style:table-cell-properties fo:padding="0.0382in" fo:border-left="none" fo:border-right="none" fo:border-top="1.25pt solid #999999" fo:border-bottom="none" style:writing-mode="page"/>
    </style:style>
    <style:style style:name="Table1" style:family="table">
      <style:table-properties style:width="8in" table:align="margins"/>
    </style:style>
    <style:style style:name="Table1.A" style:family="table-column">
      <style:table-column-properties style:column-width="4in" style:rel-column-width="32767*"/>
    </style:style>
    <style:style style:name="Table1.B" style:family="table-column">
      <style:table-column-properties style:column-width="4in" style:rel-column-width="32768*"/>
    </style:style>
    <style:style style:name="Table1.A1" style:family="table-cell">
      <style:table-cell-properties fo:padding="0.0382in" fo:border-left="none" fo:border-right="none" fo:border-top="1.25pt solid #999999" fo:border-bottom="none" style:writing-mode="page"/>
    </style:style>
    <style:style style:name="Table1.2" style:family="table-row">
      <style:table-row-properties style:min-row-height="0.2701in"/>
    </style:style>
    <style:style style:name="Table1.A2" style:family="table-cell">
      <style:table-cell-properties fo:padding="0.0382in" fo:border="none" style:writing-mode="page"/>
    </style:style>
    <style:style style:name="Table3" style:family="table">
      <style:table-properties style:width="8in" table:align="margins"/>
    </style:style>
    <style:style style:name="Table3.A" style:family="table-column">
      <style:table-column-properties style:column-width="4in" style:rel-column-width="32767*"/>
    </style:style>
    <style:style style:name="Table3.B" style:family="table-column">
      <style:table-column-properties style:column-width="4in" style:rel-column-width="32768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none" fo:border-right="none" fo:border-top="1.25pt solid #999999" fo:border-bottom="none" style:writing-mode="page"/>
    </style:style>
    <style:style style:name="P1" style:family="paragraph" style:parent-style-name="Header">
      <style:text-properties fo:color="#333333" style:font-name="Hack" fo:font-size="26pt" officeooo:rsid="00104b99" officeooo:paragraph-rsid="00104b99" style:font-size-asian="26pt" style:font-size-complex="26pt"/>
    </style:style>
    <style:style style:name="P2" style:family="paragraph" style:parent-style-name="Header">
      <style:text-properties officeooo:paragraph-rsid="003a777b"/>
    </style:style>
    <style:style style:name="P3" style:family="paragraph" style:parent-style-name="Table_20_Contents">
      <style:paragraph-properties fo:text-align="start" style:justify-single-word="false"/>
      <style:text-properties fo:font-size="7pt" officeooo:paragraph-rsid="003a777b" style:font-size-asian="7pt" style:font-size-complex="7pt"/>
    </style:style>
    <style:style style:name="P4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P5" style:family="paragraph" style:parent-style-name="Table_20_Contents">
      <style:text-properties fo:font-size="6pt" officeooo:paragraph-rsid="003a777b" style:font-size-asian="6pt" style:font-size-complex="6pt"/>
    </style:style>
    <style:style style:name="P6" style:family="paragraph" style:parent-style-name="Table_20_Contents">
      <style:paragraph-properties fo:text-align="end" style:justify-single-word="false"/>
      <style:text-properties fo:color="#666666" style:font-name="Hack" fo:font-size="8pt" officeooo:rsid="0028a8a5" officeooo:paragraph-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666666" style:font-name="Hack" fo:font-size="8pt" officeooo:rsid="0028a8a5" officeooo:paragraph-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666666" style:font-name="Hack" fo:font-size="8pt" officeooo:rsid="0028a8a5" officeooo:paragraph-rsid="0028a8a5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officeooo:paragraph-rsid="00570fad"/>
    </style:style>
    <style:style style:name="P10" style:family="paragraph" style:parent-style-name="Table_20_Contents">
      <style:paragraph-properties fo:text-align="end" style:justify-single-word="false"/>
      <style:text-properties fo:color="#333333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333333" fo:font-size="9pt" fo:font-weight="bold" officeooo:paragraph-rsid="00570fa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333333" fo:font-size="9pt" fo:font-weight="bold" officeooo:paragraph-rsid="0028a8a5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333333" fo:font-size="9pt" officeooo:paragraph-rsid="0043873e" style:font-size-asian="9pt" style:font-size-complex="9pt"/>
    </style:style>
    <style:style style:name="P14" style:family="paragraph" style:parent-style-name="Text_20_body">
      <style:paragraph-properties fo:margin-top="0.1201in" fo:margin-bottom="0.0402in" loext:contextual-spacing="false" fo:line-height="100%"/>
      <style:text-properties officeooo:paragraph-rsid="001b7aba"/>
    </style:style>
    <style:style style:name="P15" style:family="paragraph" style:parent-style-name="Text_20_body">
      <style:paragraph-properties fo:margin-top="0.1201in" fo:margin-bottom="0.0402in" loext:contextual-spacing="false" fo:line-height="100%"/>
      <style:text-properties fo:color="#666666" style:font-name="Hack" fo:font-size="16pt" fo:font-weight="bold" officeooo:rsid="0027d32f" officeooo:paragraph-rsid="002a0500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margin-top="0.1201in" fo:margin-bottom="0.0402in" loext:contextual-spacing="false" fo:line-height="100%"/>
      <style:text-properties fo:font-weight="bold" officeooo:paragraph-rsid="0041b283" style:font-weight-asian="bold" style:font-weight-complex="bold"/>
    </style:style>
    <style:style style:name="P17" style:family="paragraph" style:parent-style-name="Standard">
      <style:text-properties officeooo:paragraph-rsid="0027d32f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normal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normal" officeooo:rsid="003d5eee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normal" officeooo:rsid="003d5eee" officeooo:paragraph-rsid="0041b28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normal" officeooo:rsid="001d0284" officeooo:paragraph-rsid="001b7aba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normal" officeooo:rsid="0028a8a5" officeooo:paragraph-rsid="0028a8a5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normal" officeooo:rsid="003b2ff1" officeooo:paragraph-rsid="003b2ff1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bold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bold" officeooo:rsid="001a23bb" officeooo:paragraph-rsid="001b7aba" style:font-size-asian="9pt" style:font-weight-asian="bold" style:font-size-complex="9pt" style:font-weight-complex="bold"/>
    </style:style>
    <style:style style:name="P26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bold" officeooo:rsid="001d0284" officeooo:paragraph-rsid="001d0284" style:font-size-asian="9pt" style:font-weight-asian="bold" style:font-size-complex="9pt" style:font-weight-complex="bold"/>
    </style:style>
    <style:style style:name="P27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fo:font-size="9pt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officeooo:paragraph-rsid="0041b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 style:master-page-name="">
      <style:paragraph-properties fo:margin-top="0in" fo:margin-bottom="0.0402in" loext:contextual-spacing="false" fo:line-height="100%" style:page-number="auto"/>
      <style:text-properties officeooo:paragraph-rsid="002b3a64"/>
    </style:style>
    <style:style style:name="P31" style:family="paragraph" style:parent-style-name="Text_20_body">
      <style:paragraph-properties fo:margin-top="0in" fo:margin-bottom="0.0201in" loext:contextual-spacing="false" fo:line-height="100%"/>
      <style:text-properties officeooo:paragraph-rsid="002b3a64"/>
    </style:style>
    <style:style style:name="P32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72b63b"/>
    </style:style>
    <style:style style:name="P33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5ec1f7"/>
    </style:style>
    <style:style style:name="P34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570fad"/>
    </style:style>
    <style:style style:name="P35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59408a"/>
    </style:style>
    <style:style style:name="P36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5c5273"/>
    </style:style>
    <style:style style:name="P37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71599a"/>
    </style:style>
    <style:style style:name="P38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449a5f"/>
    </style:style>
    <style:style style:name="P39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49375a"/>
    </style:style>
    <style:style style:name="P40" style:family="paragraph" style:parent-style-name="Text_20_body" style:list-style-name="L1">
      <style:paragraph-properties fo:margin-top="0in" fo:margin-bottom="0.0201in" loext:contextual-spacing="false" fo:line-height="100%">
        <style:tab-stops>
          <style:tab-stop style:position="0.0626in"/>
        </style:tab-stops>
      </style:paragraph-properties>
      <style:text-properties officeooo:paragraph-rsid="00570fad"/>
    </style:style>
    <style:style style:name="P41" style:family="paragraph" style:parent-style-name="Text_20_body" style:list-style-name="L1">
      <style:paragraph-properties fo:margin-top="0in" fo:margin-bottom="0.0201in" loext:contextual-spacing="false" fo:line-height="100%"/>
      <style:text-properties officeooo:rsid="0059408a" officeooo:paragraph-rsid="0059408a"/>
    </style:style>
    <style:style style:name="P42" style:family="paragraph" style:parent-style-name="Text_20_body" style:list-style-name="L1">
      <style:paragraph-properties fo:margin-top="0in" fo:margin-bottom="0.0201in" loext:contextual-spacing="false" fo:line-height="100%"/>
      <style:text-properties fo:color="#333333" style:font-name="Hack" fo:font-size="8pt" fo:font-weight="normal" officeooo:rsid="005a0bae" officeooo:paragraph-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 style:list-style-name="L1">
      <style:paragraph-properties fo:margin-top="0in" fo:margin-bottom="0.0201in" loext:contextual-spacing="false" fo:line-height="100%"/>
      <style:text-properties fo:color="#333333" style:font-name="Hack" fo:font-size="8pt" fo:font-weight="normal" officeooo:rsid="0059408a" officeooo:paragraph-rsid="005940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ext_20_body" style:list-style-name="L1">
      <style:paragraph-properties fo:margin-top="0in" fo:margin-bottom="0.0201in" loext:contextual-spacing="false" fo:line-height="100%"/>
      <style:text-properties officeooo:rsid="00449a5f" officeooo:paragraph-rsid="0046387a"/>
    </style:style>
    <style:style style:name="P45" style:family="paragraph" style:parent-style-name="Text_20_body" style:list-style-name="L1">
      <style:paragraph-properties fo:margin-top="0in" fo:margin-bottom="0in" loext:contextual-spacing="false" fo:line-height="100%"/>
      <style:text-properties fo:color="#333333" officeooo:paragraph-rsid="00408f35"/>
    </style:style>
    <style:style style:name="T1" style:family="text">
      <style:text-properties fo:color="#666666" fo:font-weight="normal" style:font-weight-asian="normal" style:font-weight-complex="normal"/>
    </style:style>
    <style:style style:name="T2" style:family="text">
      <style:text-properties fo:color="#666666" style:font-name="Hack" fo:font-size="16pt" officeooo:rsid="00104b99" style:font-size-asian="16pt" style:font-size-complex="16pt"/>
    </style:style>
    <style:style style:name="T3" style:family="text">
      <style:text-properties fo:color="#666666" style:font-name="Hack" fo:font-size="16pt" officeooo:rsid="00187346" style:font-size-asian="16pt" style:font-size-complex="16pt"/>
    </style:style>
    <style:style style:name="T4" style:family="text">
      <style:text-properties fo:color="#666666" style:font-name="Hack" fo:font-size="16pt" fo:font-weight="bold" officeooo:rsid="00187346" style:font-size-asian="16pt" style:font-weight-asian="bold" style:font-size-complex="16pt" style:font-weight-complex="bold"/>
    </style:style>
    <style:style style:name="T5" style:family="text">
      <style:text-properties fo:color="#666666" style:font-name="Hack" fo:font-size="16pt" fo:font-weight="bold" officeooo:rsid="002b3a64" style:font-size-asian="16pt" style:font-weight-asian="bold" style:font-size-complex="16pt" style:font-weight-complex="bold"/>
    </style:style>
    <style:style style:name="T6" style:family="text">
      <style:text-properties fo:color="#666666" style:font-name="Hack" fo:font-size="11pt" officeooo:rsid="00104b99" style:font-size-asian="11pt" style:font-size-complex="11pt"/>
    </style:style>
    <style:style style:name="T7" style:family="text">
      <style:text-properties fo:color="#666666" style:font-name="Hack" fo:font-size="11pt" officeooo:rsid="001a23bb" style:font-size-asian="11pt" style:font-size-complex="11pt"/>
    </style:style>
    <style:style style:name="T8" style:family="text">
      <style:text-properties fo:color="#666666" style:font-name="Hack" fo:font-size="11pt" fo:font-weight="bold" officeooo:rsid="00187346" style:font-size-asian="11pt" style:font-weight-asian="bold" style:font-size-complex="11pt" style:font-weight-complex="bold"/>
    </style:style>
    <style:style style:name="T9" style:family="text">
      <style:text-properties fo:color="#666666" style:font-name="Hack" fo:font-size="11pt" fo:font-weight="bold" officeooo:rsid="001b7aba" style:font-size-asian="11pt" style:font-weight-asian="bold" style:font-size-complex="11pt" style:font-weight-complex="bold"/>
    </style:style>
    <style:style style:name="T10" style:family="text">
      <style:text-properties fo:color="#666666" style:font-name="Hack" fo:font-size="11pt" fo:font-weight="bold" officeooo:rsid="002b3a64" style:font-size-asian="11pt" style:font-weight-asian="bold" style:font-size-complex="11pt" style:font-weight-complex="bold"/>
    </style:style>
    <style:style style:name="T11" style:family="text">
      <style:text-properties fo:color="#666666" style:font-name="Hack" fo:font-size="14pt" officeooo:rsid="00104b99" style:font-size-asian="14pt" style:font-size-complex="14pt"/>
    </style:style>
    <style:style style:name="T12" style:family="text">
      <style:text-properties fo:color="#666666" style:font-name="Hack" fo:font-size="15pt" officeooo:rsid="00104b99" style:font-size-asian="15pt" style:font-size-complex="15pt"/>
    </style:style>
    <style:style style:name="T13" style:family="text">
      <style:text-properties fo:color="#666666" style:font-name="Hack" fo:font-size="8pt" officeooo: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666666" style:font-name="Hack" fo:font-size="8pt" officeooo: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Hack" officeooo:rsid="0031a901"/>
    </style:style>
    <style:style style:name="T17" style:family="text">
      <style:text-properties style:font-name="Hack" fo:font-size="7pt" style:font-size-asian="7pt" style:font-size-complex="7pt"/>
    </style:style>
    <style:style style:name="T18" style:family="text">
      <style:text-properties style:font-name="Hack" fo:font-size="7pt" officeooo:rsid="0031a901" style:font-size-asian="7pt" style:font-size-complex="7pt"/>
    </style:style>
    <style:style style:name="T19" style:family="text">
      <style:text-properties style:font-name="Hack" fo:font-size="8pt" fo:font-weight="normal" officeooo:rsid="00259f8c" style:font-size-asian="7pt" style:font-weight-asian="normal" style:font-size-complex="8pt" style:font-weight-complex="normal"/>
    </style:style>
    <style:style style:name="T20" style:family="text">
      <style:text-properties style:font-name="Hack" fo:font-size="8pt" fo:font-weight="normal" officeooo:rsid="0025a53c" style:font-size-asian="7pt" style:font-weight-asian="normal" style:font-size-complex="8pt" style:font-weight-complex="normal"/>
    </style:style>
    <style:style style:name="T21" style:family="text">
      <style:text-properties style:font-name="Hack" officeooo:rsid="0051f933"/>
    </style:style>
    <style:style style:name="T22" style:family="text">
      <style:text-properties style:font-name="Hack" officeooo:rsid="0028a8a5"/>
    </style:style>
    <style:style style:name="T23" style:family="text">
      <style:text-properties style:font-name="Hack" officeooo:rsid="003d5eee"/>
    </style:style>
    <style:style style:name="T24" style:family="text">
      <style:text-properties style:font-name="Hack" officeooo:rsid="0051f933" style:font-style-asian="normal" style:font-style-complex="normal" style:text-overline-style="none" style:text-overline-color="font-color"/>
    </style:style>
    <style:style style:name="T25" style:family="text">
      <style:text-properties style:font-name="Hack" officeooo:rsid="0028a8a5" style:font-style-asian="normal" style:font-style-complex="normal" style:text-overline-style="none" style:text-overline-color="font-color"/>
    </style:style>
    <style:style style:name="T26" style:family="text">
      <style:text-properties style:font-name="Hack" officeooo:rsid="003b2ff1" style:font-style-asian="normal" style:font-style-complex="normal" style:text-overline-style="none" style:text-overline-color="font-color"/>
    </style:style>
    <style:style style:name="T27" style:family="text">
      <style:text-properties style:font-name="Hack" fo:font-weight="bold" officeooo:rsid="0051f933" style:font-style-asian="normal" style:font-weight-asian="bold" style:font-style-complex="normal" style:font-weight-complex="bold" style:text-overline-style="none" style:text-overline-color="font-color"/>
    </style:style>
    <style:style style:name="T28" style:family="text">
      <style:text-properties style:font-name="Hack" fo:font-weight="bold" officeooo:rsid="0043873e" style:font-style-asian="normal" style:font-weight-asian="bold" style:font-style-complex="normal" style:font-weight-complex="bold" style:text-overline-style="none" style:text-overline-color="font-color"/>
    </style:style>
    <style:style style:name="T29" style:family="text">
      <style:text-properties style:font-name="Hack" fo:font-weight="bold" officeooo:rsid="006def86" style:font-style-asian="normal" style:font-weight-asian="bold" style:font-style-complex="normal" style:font-weight-complex="bold" style:text-overline-style="none" style:text-overline-color="font-color"/>
    </style:style>
    <style:style style:name="T30" style:family="text">
      <style:text-properties fo:color="#333333" style:font-name="Hack" officeooo:rsid="0031a901"/>
    </style:style>
    <style:style style:name="T31" style:family="text">
      <style:text-properties fo:color="#333333" style:font-name="Hack" fo:font-size="7pt" officeooo:rsid="002eb092" fo:background-color="transparent" loext:char-shading-value="0" style:font-size-asian="7pt" style:font-size-complex="7pt"/>
    </style:style>
    <style:style style:name="T32" style:family="text">
      <style:text-properties fo:color="#333333" style:font-name="Hack" fo:font-size="7pt" officeooo:rsid="003228d8" style:font-size-asian="7pt" style:font-size-complex="7pt"/>
    </style:style>
    <style:style style:name="T33" style:family="text">
      <style:text-properties fo:color="#333333" style:font-name="Hack" fo:font-size="7pt" officeooo:rsid="00324012" style:font-size-asian="7pt" style:font-size-complex="7pt"/>
    </style:style>
    <style:style style:name="T34" style:family="text">
      <style:text-properties fo:color="#333333" style:font-name="Hack" fo:font-size="10pt" fo:font-weight="bold" officeooo:rsid="003d5eee" style:font-size-asian="10pt" style:font-weight-asian="bold" style:font-size-complex="10pt" style:font-weight-complex="bold"/>
    </style:style>
    <style:style style:name="T35" style:family="text">
      <style:text-properties fo:color="#333333" style:font-name="Hack" fo:font-size="10pt" fo:font-weight="bold" officeooo:rsid="003b2ff1" style:font-size-asian="10pt" style:font-weight-asian="bold" style:font-size-complex="10pt" style:font-weight-complex="bold"/>
    </style:style>
    <style:style style:name="T36" style:family="text">
      <style:text-properties fo:color="#333333" style:font-name="Hack" fo:font-size="8pt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333333" style:font-name="Hack" fo:font-size="8pt" fo:font-weight="normal" officeooo:rsid="00405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333333" style:font-name="Hack" fo:font-size="8pt" fo:font-weight="normal" officeooo:rsid="004089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333333" style:font-name="Hack" fo:font-size="8pt" fo:font-weight="normal" officeooo:rsid="00408f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333333" style:font-name="Hack" fo:font-size="8pt" fo:font-weight="normal" officeooo:rsid="0041b2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333333" style:font-name="Hack" fo:font-size="8pt" fo:font-weight="normal" officeooo:rsid="00449a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333333" style:font-name="Hack" fo:font-size="8pt" fo:font-weight="normal" officeooo:rsid="004638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333333" style:font-name="Hack" fo:font-size="8pt" fo:font-weight="normal" officeooo:rsid="004abd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333333" style:font-name="Hack" fo:font-size="8pt" fo:font-weight="normal" officeooo:rsid="004c5b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333333" style:font-name="Hack" fo:font-size="8pt" fo:font-weight="normal" officeooo:rsid="004df4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style:font-name="Hack" fo:font-size="8pt" fo:font-weight="normal" officeooo:rsid="00570f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333333" style:font-name="Hack" fo:font-size="8pt" fo:font-weight="normal" officeooo:rsid="0058c6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fo:color="#333333" style:font-name="Hack" fo:font-size="8pt" fo:font-weight="normal" officeooo:rsid="005940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333333" style:font-name="Hack" fo:font-size="8pt" fo:font-weight="normal" officeooo: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0" style:family="text">
      <style:text-properties fo:color="#333333" style:font-name="Hack" fo:font-size="8pt" fo:font-weight="normal" officeooo:rsid="005b7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1" style:family="text">
      <style:text-properties fo:color="#333333" style:font-name="Hack" fo:font-size="8pt" fo:font-weight="normal" officeooo:rsid="005c52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2" style:family="text">
      <style:text-properties fo:color="#333333" style:font-name="Hack" fo:font-size="8pt" fo:font-weight="normal" officeooo:rsid="005dcc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3" style:family="text">
      <style:text-properties fo:color="#333333" style:font-name="Hack" fo:font-size="8pt" fo:font-weight="normal" officeooo:rsid="005ec1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4" style:family="text">
      <style:text-properties fo:color="#333333" style:font-name="Hack" fo:font-size="8pt" fo:font-weight="normal" officeooo:rsid="005f73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5" style:family="text">
      <style:text-properties fo:color="#333333" style:font-name="Hack" fo:font-size="8pt" fo:font-weight="normal" officeooo:rsid="005fb7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6" style:family="text">
      <style:text-properties fo:color="#333333" style:font-name="Hack" fo:font-size="8pt" fo:font-weight="normal" officeooo:rsid="00623d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7" style:family="text">
      <style:text-properties fo:color="#333333" style:font-name="Hack" fo:font-size="8pt" fo:font-weight="normal" officeooo:rsid="0063da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8" style:family="text">
      <style:text-properties fo:color="#333333" style:font-name="Hack" fo:font-size="8pt" fo:font-weight="normal" officeooo:rsid="0065a8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9" style:family="text">
      <style:text-properties fo:color="#333333" style:font-name="Hack" fo:font-size="8pt" fo:font-weight="normal" officeooo:rsid="007159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0" style:family="text">
      <style:text-properties fo:color="#333333" style:font-name="Hack" fo:font-size="8pt" fo:font-weight="normal" officeooo:rsid="0071e8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1" style:family="text">
      <style:text-properties fo:color="#333333" style:font-name="Hack" fo:font-size="8pt" fo:font-weight="normal" officeooo:rsid="0072b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2" style:family="text">
      <style:text-properties fo:color="#333333" style:font-name="Hack" fo:font-size="8pt" fo:font-weight="normal" officeooo:rsid="007400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3" style:family="text">
      <style:text-properties fo:color="#333333" style:font-name="Hack" fo:font-size="8pt" fo:font-weight="normal" officeooo:rsid="007544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4" style:family="text">
      <style:text-properties fo:color="#333333" style:font-name="Hack" fo:font-size="8pt" fo:font-weight="normal" officeooo:rsid="007734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5" style:family="text">
      <style:text-properties fo:color="#333333" style:font-name="Hack" fo:font-size="8pt" fo:font-weight="normal" officeooo:rsid="0060ea17" style:font-size-asian="8pt" style:font-weight-asian="normal" style:font-size-complex="8pt" style:font-weight-complex="normal"/>
    </style:style>
    <style:style style:name="T66" style:family="text">
      <style:text-properties fo:color="#333333" style:font-name="Hack" fo:font-size="8pt" fo:font-weight="normal" officeooo:rsid="007b1747" style:font-size-asian="8pt" style:font-weight-asian="normal" style:font-size-complex="8pt" style:font-weight-complex="normal"/>
    </style:style>
    <style:style style:name="T67" style:family="text">
      <style:text-properties fo:color="#333333" style:font-name="Hack" fo:font-weight="bold" officeooo:rsid="003d5eee" style:font-weight-asian="bold" style:font-weight-complex="bold"/>
    </style:style>
    <style:style style:name="T68" style:family="text">
      <style:text-properties fo:color="#333333" style:font-name="Hack" fo:font-weight="bold" officeooo:rsid="003b2ff1" style:font-weight-asian="bold" style:font-weight-complex="bold"/>
    </style:style>
    <style:style style:name="T69" style:family="text">
      <style:text-properties fo:color="#333333" fo:font-size="7pt" style:font-size-asian="7pt" style:font-size-complex="7pt"/>
    </style:style>
    <style:style style:name="T70" style:family="text">
      <style:text-properties fo:font-size="7pt" style:font-size-asian="7pt" style:font-size-complex="7pt"/>
    </style:style>
    <style:style style:name="T71" style:family="text">
      <style:text-properties fo:font-size="11pt" style:font-size-asian="11pt" style:font-size-complex="11pt"/>
    </style:style>
    <style:style style:name="T72" style:family="text">
      <style:text-properties officeooo:rsid="001d0284"/>
    </style:style>
    <style:style style:name="T73" style:family="text">
      <style:text-properties officeooo:rsid="002a0500"/>
    </style:style>
    <style:style style:name="T74" style:family="text">
      <style:text-properties officeooo:rsid="003b2ff1"/>
    </style:style>
    <style:style style:name="T75" style:family="text">
      <style:text-properties officeooo:rsid="003c668d"/>
    </style:style>
    <style:style style:name="T76" style:family="text">
      <style:text-properties officeooo:rsid="0043873e"/>
    </style:style>
    <style:style style:name="T77" style:family="text">
      <style:text-properties officeooo:rsid="0072d676"/>
    </style:style>
    <style:style style:name="T78" style:family="text">
      <style:text-properties officeooo:rsid="0081ed90"/>
    </style:style>
    <style:style style:name="fr1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space" fo:text-indent="-0.1402in" fo:margin-left="0.1402in"/>
        </style:list-level-properties>
        <style:text-properties style:font-name="Hack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5">S</text:span><text:span text:style-name="T10">ummary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1"><text:span text:style-name="T65">A backend software engineer </text:span><text:span text:style-name="T66">with 5 years of experience</text:span><text:span text:style-name="T65"> who prefers working on platforms where scale is the challenge and bottlenecks are everywhere. I’m a team player who quickly solves problems and enjoys collaborating. I love tinkering and exploring new technologies. My engineering philosophy is that pragmatic solutions that quickly solve the business need are usually the best. Most at home in a terminal, editor, or debugger.</text:span></text:p>
          </table:table-cell>
        </table:table-row>
      </table:table>
      <text:p text:style-name="P14"><text:span text:style-name="T4">E</text:span><text:span text:style-name="T8">xperienc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Catchpoint, Systems Inc.</text:p>
            <text:p text:style-name="P18">S<text:span text:style-name="T75">oftware Engineer II</text:span><text:span text:style-name="T78">I</text:span></text:p>
          </table:table-cell>
          <table:table-cell table:style-name="Table2.A1" office:value-type="string">
            <text:p text:style-name="P12"><text:span text:style-name="T24">11/</text:span><text:span text:style-name="T25">201</text:span><text:span text:style-name="T26">8</text:span><text:span text:style-name="T25"> – </text:span><text:span text:style-name="T26">Present</text:span></text:p>
            <text:p text:style-name="P6">N<text:span text:style-name="T74">ew York</text:span>, N<text:span text:style-name="T74">Y</text:span></text:p>
          </table:table-cell>
        </table:table-row>
        <table:table-row>
          <table:table-cell table:style-name="Table2.A2" table:number-columns-spanned="2" office:value-type="string">
            <text:list xml:id="list2854434671" text:style-name="L1">
              <text:list-item>
                <text:p text:style-name="P32"><text:span text:style-name="T43">P</text:span><text:span text:style-name="T46">art of </text:span><text:span text:style-name="T56">an </text:span><text:span text:style-name="T58">on-call engineering </text:span><text:span text:style-name="T56">team </text:span><text:span text:style-name="T58">that is </text:span><text:span text:style-name="T57">solely </text:span><text:span text:style-name="T56">responsible for the company's </text:span><text:span text:style-name="T58">globally distributed</text:span><text:span text:style-name="T46"> data collection, storage, and analysis </text:span><text:span text:style-name="T56">engine</text:span><text:span text:style-name="T46">.</text:span></text:p>
              </text:list-item>
              <text:list-item>
                <text:p text:style-name="P32"><text:span text:style-name="T58">P</text:span><text:span text:style-name="T53">rimarily work </text:span><text:span text:style-name="T55">with</text:span><text:span text:style-name="T53"> C#, </text:span><text:span text:style-name="T55">git, </text:span><text:span text:style-name="T53">and occasionally Python or NodeJS.</text:span></text:p>
              </text:list-item>
              <text:list-item>
                <text:p text:style-name="P33"><text:span text:style-name="T58">D</text:span><text:span text:style-name="T46">esign, implement, </text:span><text:span text:style-name="T50">test, and</text:span><text:span text:style-name="T46"> maintain features </text:span><text:span text:style-name="T58">for the the company’s data pipeline and proprietary NoSQL time-series database.</text:span></text:p>
              </text:list-item>
              <text:list-item>
                <text:p text:style-name="P34"><text:span text:style-name="T51">Le</text:span><text:span text:style-name="T59">a</text:span><text:span text:style-name="T51">d</text:span><text:span text:style-name="T48"> the</text:span><text:span text:style-name="T46"> </text:span><text:span text:style-name="T48">team’s </text:span><text:span text:style-name="T46">.NET Core/.</text:span><text:span text:style-name="T60">NET 5</text:span><text:span text:style-name="T46"> </text:span><text:span text:style-name="T48">migration</text:span><text:span text:style-name="T51">, </text:span><text:span text:style-name="T61">including the conversion of WCF services to gRPC.</text:span></text:p>
              </text:list-item>
              <text:list-item>
                <text:p text:style-name="P35"><text:span text:style-name="T47">Performed </text:span><text:span text:style-name="T48">the</text:span><text:span text:style-name="T47"> architectural design, cost analysis, and implementation </text:span><text:span text:style-name="T48">of a </text:span><text:span text:style-name="T51">CIO-mandated strategic</text:span><text:span text:style-name="T50"> initiative</text:span><text:span text:style-name="T48"> to migrate a 60TB/month global storage system to </text:span><text:span text:style-name="T49">AWS S3.</text:span></text:p>
              </text:list-item>
              <text:list-item>
                <text:p text:style-name="P41"><text:span text:style-name="T47">O</text:span><text:span text:style-name="T36">wn </text:span><text:span text:style-name="T50">the team’s build system and the packaging/deployment of its services</text:span><text:span text:style-name="T36">.</text:span></text:p>
              </text:list-item>
              <text:list-item>
                <text:p text:style-name="P41"><text:span text:style-name="T61">So</text:span><text:span text:style-name="T36">lve production issues and </text:span><text:span text:style-name="T62">help </text:span><text:span text:style-name="T36">maintain </text:span><text:span text:style-name="T50">the company’s global</text:span><text:span text:style-name="T36"> infrastructure.</text:span></text:p>
              </text:list-item>
              <text:list-item>
                <text:p text:style-name="P41"><text:span text:style-name="T36">Prototyped a </text:span><text:span text:style-name="T54">custom </text:span><text:span text:style-name="T36">query-language for </text:span><text:span text:style-name="T63">Catchpoint’s</text:span><text:span text:style-name="T36"> time-series database.</text:span></text:p>
              </text:list-item>
              <text:list-item>
                <text:p text:style-name="P42">Prototyped a bump-allocation based memory allocation strategy to improve garbage-collection times.</text:p>
              </text:list-item>
              <text:list-item>
                <text:p text:style-name="P43">Regularly investigate and solve CPU, IO, <text:span text:style-name="T77">and </text:span>memory bottlenecks.</text:p>
              </text:list-item>
              <text:list-item>
                <text:p text:style-name="P35"><text:span text:style-name="T51">S</text:span><text:span text:style-name="T48">ubstantially reduce</text:span><text:span text:style-name="T51">d</text:span><text:span text:style-name="T48"> average query times by </text:span><text:span text:style-name="T51">introducing</text:span><text:span text:style-name="T48"> </text:span><text:span text:style-name="T63">a </text:span><text:span text:style-name="T48">heuristic to reorder lookup/filtering operations.</text:span></text:p>
              </text:list-item>
              <text:list-item>
                <text:p text:style-name="P36"><text:span text:style-name="T48">R</text:span><text:span text:style-name="T51">esearched and prototyped an IO parallelization strategy that considerably reduced data insert times, </text:span><text:span text:style-name="T52">hardware costs, and scaling factors.</text:span></text:p>
              </text:list-item>
            </text:list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8"><text:span text:style-name="T67">Infragistics</text:span><text:span text:style-name="T68">, Inc.</text:span></text:p>
            <text:p text:style-name="P19">Associate Software Developer</text:p>
          </table:table-cell>
          <table:table-cell table:style-name="Table7.A1" office:value-type="string">
            <text:p text:style-name="P11"><text:span text:style-name="T21">5/</text:span><text:span text:style-name="T22">201</text:span><text:span text:style-name="T23">6</text:span><text:span text:style-name="T22"> – </text:span><text:span text:style-name="T21">11/</text:span><text:span text:style-name="T23">2018</text:span></text:p>
            <text:p text:style-name="P9"><text:span text:style-name="T13">Cranbury</text:span><text:span text:style-name="T14">, N</text:span><text:span text:style-name="T13">J</text:span></text:p>
          </table:table-cell>
        </table:table-row>
        <table:table-row table:style-name="Table7.2">
          <table:table-cell table:style-name="Table7.A1" table:number-columns-spanned="2" office:value-type="string">
            <text:list xml:id="list1842619117221" text:continue-numbering="true" text:style-name="L1">
              <text:list-item>
                <text:p text:style-name="P37"><text:span text:style-name="T40">Developed, maintained, and tested features using </text:span><text:span text:style-name="T37">C#, Angular 4, TypeScript, Webpack, ASP.NET,</text:span><text:span text:style-name="T39"> </text:span><text:span text:style-name="T37">SQL</text:span><text:span text:style-name="T41">, </text:span><text:span text:style-name="T43">and </text:span><text:span text:style-name="T41">Git.</text:span></text:p>
              </text:list-item>
              <text:list-item>
                <text:p text:style-name="P40"><text:span text:style-name="T38">Worked with PM/UX to d</text:span><text:span text:style-name="T43">eliver</text:span><text:span text:style-name="T38"> a data export feature, involving 10+ </text:span><text:span text:style-name="T39">Angular</text:span><text:span text:style-name="T38"> screens and numerous API endpoints.</text:span></text:p>
              </text:list-item>
              <text:list-item>
                <text:p text:style-name="P40"><text:span text:style-name="T43">P</text:span><text:span text:style-name="T38">rototyped a JSON Web Token (JWT) authentication scheme </text:span><text:span text:style-name="T39">that eventually </text:span><text:span text:style-name="T64">was </text:span><text:span text:style-name="T39">integrated into the product</text:span><text:span text:style-name="T38">.</text:span></text:p>
              </text:list-item>
            </text:list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text:span text:style-name="T34">Infragistics</text:span><text:span text:style-name="T35">, Inc.</text:span></text:p>
            <text:p text:style-name="P20"><text:span text:style-name="T76">Associate </text:span>Software Developer - <text:span text:style-name="T76">Intern</text:span></text:p>
          </table:table-cell>
          <table:table-cell table:style-name="Table6.A1" office:value-type="string">
            <text:p text:style-name="P13"><text:span text:style-name="T29">Summer </text:span><text:span text:style-name="T27">2013</text:span><text:span text:style-name="T28">, </text:span><text:span text:style-name="T29">Summer 2014</text:span><text:span text:style-name="T28">, </text:span><text:span text:style-name="T27">4/</text:span><text:span text:style-name="T28">2015 – </text:span><text:span text:style-name="T27">5/</text:span><text:span text:style-name="T28">2016</text:span></text:p>
            <text:p text:style-name="P7"><text:span text:style-name="T76">Cranbury</text:span>, N<text:span text:style-name="T76">J</text:span></text:p>
          </table:table-cell>
        </table:table-row>
        <table:table-row table:style-name="Table6.2">
          <table:table-cell table:style-name="Table6.A1" table:number-columns-spanned="2" office:value-type="string">
            <text:list xml:id="list1842143121569" text:continue-numbering="true" text:style-name="L1">
              <text:list-item>
                <text:p text:style-name="P38"><text:span text:style-name="T37">P</text:span><text:span text:style-name="T41">articipated in three </text:span><text:span text:style-name="T45">consecutive</text:span><text:span text:style-name="T41"> internships working in both product development and consulting services.</text:span></text:p>
              </text:list-item>
              <text:list-item>
                <text:p text:style-name="P44"><text:span text:style-name="T42">D</text:span><text:span text:style-name="T40">eveloped, maintained, and tested features </text:span><text:span text:style-name="T42">using C#, </text:span><text:span text:style-name="T59">and </text:span><text:span text:style-name="T42">Java</text:span><text:span text:style-name="T43">.</text:span></text:p>
              </text:list-item>
              <text:list-item>
                <text:p text:style-name="P39"><text:span text:style-name="T44">Delivered an</text:span><text:span text:style-name="T41"> Android application t</text:span><text:span text:style-name="T44">hat</text:span><text:span text:style-name="T41"> showcased Infragistics’ Android components along with source code examples</text:span></text:p>
              </text:list-item>
            </text:list>
          </table:table-cell>
          <table:covered-table-cell/>
        </table:table-row>
      </table:table>
      <text:p text:style-name="P16"><text:span text:style-name="T3">E</text:span><text:span text:style-name="T7">ducation</text:span></text:p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25">Rutgers, The State University of New Jersey</text:p>
            <text:p text:style-name="P23">B.A. Computer Science</text:p>
          </table:table-cell>
          <table:table-cell table:style-name="Education.A1" office:value-type="string">
            <text:p text:style-name="P8"/>
          </table:table-cell>
        </table:table-row>
      </table:table>
      <text:p text:style-name="P14"><text:span text:style-name="T4">E</text:span><text:span text:style-name="T9">xtracurricular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Zeta Beta Tau Fraternity – Beta Delta Chapter</text:p>
            <text:p text:style-name="P21">Treasurer (Executive Board)</text:p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2" table:number-columns-spanned="2" office:value-type="string">
            <text:list xml:id="list1840683752338" text:continue-numbering="true" text:style-name="L1">
              <text:list-item>
                <text:p text:style-name="P45"><text:span text:style-name="T19">Managed </text:span><text:span text:style-name="T20">the 70+ member chapter’s $300,000</text:span><text:span text:style-name="T19"> annual rent collection </text:span><text:span text:style-name="T20">and </text:span><text:span text:style-name="T19">$50,000 operating budget.</text:span></text:p>
              </text:list-item>
            </text:list>
          </table:table-cell>
          <table:covered-table-cell/>
        </table:table-row>
      </table:table>
      <text:p text:style-name="P15">H<text:span text:style-name="T71">onors &amp; </text:span><text:span text:style-name="T73">A</text:span><text:span text:style-name="T71">ward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7">Boy Scouts of America</text:p>
            <text:p text:style-name="P22"><text:span text:style-name="T72">E</text:span>agle Scout</text:p>
          </table:table-cell>
          <table:table-cell table:style-name="Table3.A1" office:value-type="string">
            <text:p text:style-name="P10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ack1" svg:font-family="Hack" style:font-adornments="Regular"/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Hack" fo:font-family="Hack" style:font-pitch="fixed" fo:font-size="8pt" fo:font-weight="normal" style:font-name-asian="OpenSymbol" style:font-family-asian="OpenSymbol" style:font-charset-asian="x-symbol" style:font-size-asian="7pt" style:font-weight-asian="normal" style:font-name-complex="OpenSymbol" style:font-family-complex="OpenSymbol" style:font-charset-complex="x-symbo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9" style:family="table">
      <style:table-properties style:width="7.2028in" fo:margin-top="0.1in" fo:margin-bottom="0in" table:align="left" fo:background-color="transparent">
        <style:background-image/>
      </style:table-properties>
    </style:style>
    <style:style style:name="Table9.A" style:family="table-column">
      <style:table-column-properties style:column-width="0.9757in"/>
    </style:style>
    <style:style style:name="Table9.B" style:family="table-column">
      <style:table-column-properties style:column-width="1.4028in"/>
    </style:style>
    <style:style style:name="Table9.C" style:family="table-column">
      <style:table-column-properties style:column-width="0.9674in"/>
    </style:style>
    <style:style style:name="Table9.D" style:family="table-column">
      <style:table-column-properties style:column-width="1.7868in"/>
    </style:style>
    <style:style style:name="Table9.E" style:family="table-column">
      <style:table-column-properties style:column-width="2.0701in"/>
    </style:style>
    <style:style style:name="Table9.1" style:family="table-row">
      <style:table-row-properties style:min-row-height="0.1882in" fo:background-color="transparent">
        <style:background-image/>
      </style:table-row-properties>
    </style:style>
    <style:style style:name="Table9.A1" style:family="table-cell">
      <style:table-cell-properties style:vertical-align="middle" fo:padding-left="0in" fo:padding-right="0.1in" fo:padding-top="0in" fo:padding-bottom="0in" fo:border="none" style:writing-mode="page"/>
    </style:style>
    <style:style style:name="MP1" style:family="paragraph" style:parent-style-name="Header">
      <style:text-properties fo:color="#333333" style:font-name="Hack" fo:font-size="26pt" officeooo:rsid="00104b99" officeooo:paragraph-rsid="00104b99" style:font-size-asian="26pt" style:font-size-complex="26pt"/>
    </style:style>
    <style:style style:name="MP2" style:family="paragraph" style:parent-style-name="Header">
      <style:text-properties officeooo:paragraph-rsid="003a777b"/>
    </style:style>
    <style:style style:name="MP3" style:family="paragraph" style:parent-style-name="Table_20_Contents">
      <style:paragraph-properties fo:text-align="start" style:justify-single-word="false"/>
      <style:text-properties fo:font-size="7pt" officeooo:paragraph-rsid="003a777b" style:font-size-asian="7pt" style:font-size-complex="7pt"/>
    </style:style>
    <style:style style:name="MP4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MP5" style:family="paragraph" style:parent-style-name="Table_20_Contents">
      <style:text-properties fo:font-size="6pt" officeooo:paragraph-rsid="003a777b" style:font-size-asian="6pt" style:font-size-complex="6pt"/>
    </style:style>
    <style:style style:name="MT1" style:family="text">
      <style:text-properties fo:color="#666666"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666666" style:font-name="Hack" fo:font-size="16pt" officeooo:rsid="00104b99" style:font-size-asian="16pt" style:font-size-complex="16pt"/>
    </style:style>
    <style:style style:name="MT4" style:family="text">
      <style:text-properties fo:color="#666666" style:font-name="Hack" fo:font-size="11pt" officeooo:rsid="00104b99" style:font-size-asian="11pt" style:font-size-complex="11pt"/>
    </style:style>
    <style:style style:name="MT5" style:family="text">
      <style:text-properties fo:color="#666666" style:font-name="Hack" fo:font-size="14pt" officeooo:rsid="00104b99" style:font-size-asian="14pt" style:font-size-complex="14pt"/>
    </style:style>
    <style:style style:name="MT6" style:family="text">
      <style:text-properties fo:color="#666666" style:font-name="Hack" fo:font-size="15pt" officeooo:rsid="00104b99" style:font-size-asian="15pt" style:font-size-complex="15pt"/>
    </style:style>
    <style:style style:name="MT7" style:family="text">
      <style:text-properties style:font-name="Hack" officeooo:rsid="0031a901"/>
    </style:style>
    <style:style style:name="MT8" style:family="text">
      <style:text-properties fo:color="#333333" style:font-name="Hack" officeooo:rsid="0031a901"/>
    </style:style>
    <style:style style:name="MT9" style:family="text">
      <style:text-properties fo:font-size="7pt" style:font-size-asian="7pt" style:font-size-complex="7pt"/>
    </style:style>
    <style:style style:name="MT10" style:family="text">
      <style:text-properties fo:color="#333333" fo:font-size="7pt" style:font-size-asian="7pt" style:font-size-complex="7pt"/>
    </style:style>
    <style:style style:name="MT11" style:family="text">
      <style:text-properties fo:color="#333333" style:font-name="Hack" fo:font-size="7pt" officeooo:rsid="002eb092" fo:background-color="transparent" loext:char-shading-value="0" style:font-size-asian="7pt" style:font-size-complex="7pt"/>
    </style:style>
    <style:style style:name="MT12" style:family="text">
      <style:text-properties style:font-name="Hack" fo:font-size="7pt" officeooo:rsid="0031a901" style:font-size-asian="7pt" style:font-size-complex="7pt"/>
    </style:style>
    <style:style style:name="MT13" style:family="text">
      <style:text-properties fo:color="#333333" style:font-name="Hack" fo:font-size="7pt" officeooo:rsid="003228d8" style:font-size-asian="7pt" style:font-size-complex="7pt"/>
    </style:style>
    <style:style style:name="MT14" style:family="text">
      <style:text-properties style:font-name="Hack" fo:font-size="7pt" style:font-size-asian="7pt" style:font-size-complex="7pt"/>
    </style:style>
    <style:style style:name="MT15" style:family="text">
      <style:text-properties fo:color="#333333" style:font-name="Hack" fo:font-size="7pt" officeooo:rsid="00324012" style:font-size-asian="7pt" style:font-size-complex="7pt"/>
    </style:style>
    <style:style style:name="M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loext:header-first>
        <text:p text:style-name="MP1"><text:span text:style-name="MT1">CAMERON</text:span> <text:span text:style-name="MT2">PASCAL</text:span></text:p>
        <text:p text:style-name="MP2"><text:span text:style-name="MT3">B</text:span><text:span text:style-name="MT4">ACKEND</text:span><text:span text:style-name="MT5"> </text:span><text:span text:style-name="MT6">S</text:span><text:span text:style-name="MT4">OFTWARE</text:span><text:span text:style-name="MT5"> </text:span><text:span text:style-name="MT6">E</text:span><text:span text:style-name="MT4">NGINEER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row table:style-name="Table9.1">
            <table:table-cell table:style-name="Table9.A1" office:value-type="string">
              <text:p text:style-name="MP3"><draw:frame draw:style-name="Mfr1" draw:name="Image11" text:anchor-type="as-char" svg:width="0.1in" svg:height="0.1598in" draw:z-index="0"><draw:image xlink:href="Pictures/100002180000212D000035059863C840B3F0D34C.svg" xlink:type="simple" xlink:show="embed" xlink:actuate="onLoad" loext:mime-type="image/svg+xml"/><draw:image xlink:href="Pictures/100002010000014100000201F409F0321AA9D85F.png" xlink:type="simple" xlink:show="embed" xlink:actuate="onLoad" loext:mime-type="image/png"/></draw:frame><text:span text:style-name="MT7"><text:s/></text:span><text:span text:style-name="MT8">609-218-4043</text:span></text:p>
            </table:table-cell>
            <table:table-cell table:style-name="Table9.A1" office:value-type="string">
              <text:p text:style-name="MP4"><text:span text:style-name="MT9"><draw:frame draw:style-name="Mfr2" draw:name="Image12" text:anchor-type="as-char" svg:width="0.1445in" svg:height="0.1602in" draw:z-index="1"><draw:image xlink:href="Pictures/100002F200003505000035056626A351B79BB95D.svg" xlink:type="simple" xlink:show="embed" xlink:actuate="onLoad" loext:mime-type="image/svg+xml"/><draw:image xlink:href="Pictures/1000020100000201000002013980C433670D3352.png" xlink:type="simple" xlink:show="embed" xlink:actuate="onLoad" loext:mime-type="image/png"/></draw:frame></text:span><text:span text:style-name="MT10"><text:s/></text:span><text:a xlink:type="simple" xlink:href="mailto:cameron@cameron.dev" text:style-name="Internet_20_link" text:visited-style-name="Visited_20_Internet_20_Link"><text:span text:style-name="MT11">cameron@cameron.dev</text:span></text:a></text:p>
            </table:table-cell>
            <table:table-cell table:style-name="Table9.A1" office:value-type="string">
              <text:p text:style-name="MP4"><text:span text:style-name="MT9"><draw:frame draw:style-name="Mfr1" draw:name="Image13" text:anchor-type="as-char" svg:width="0.15in" svg:height="0.1598in" draw:z-index="2"><draw:image xlink:href="Pictures/100003E60000335E00003505167413D6F33A02CE.svg" xlink:type="simple" xlink:show="embed" xlink:actuate="onLoad" loext:mime-type="image/svg+xml"/><draw:image xlink:href="Pictures/10000201000001F1000002012680B4B70D585364.png" xlink:type="simple" xlink:show="embed" xlink:actuate="onLoad" loext:mime-type="image/png"/></draw:frame></text:span><text:span text:style-name="MT12"><text:s/></text:span><text:a xlink:type="simple" xlink:href="https://cameron.dev/" text:style-name="Internet_20_link" text:visited-style-name="Visited_20_Internet_20_Link"><text:span text:style-name="MT13">cameron.dev</text:span></text:a></text:p>
            </table:table-cell>
            <table:table-cell table:style-name="Table9.A1" office:value-type="string">
              <text:p text:style-name="MP5"><text:span text:style-name="MT9"><draw:frame draw:style-name="Mfr3" draw:name="Image14" text:anchor-type="as-char" svg:width="0.15in" svg:height="0.1598in" draw:z-index="3"><draw:image xlink:href="Pictures/1000061C0000335E0000350541DBDAF0BC96F616.svg" xlink:type="simple" xlink:show="embed" xlink:actuate="onLoad" loext:mime-type="image/svg+xml"/><draw:image xlink:href="Pictures/10000201000001F100000201111DAB2DDCBC1E61.png" xlink:type="simple" xlink:show="embed" xlink:actuate="onLoad" loext:mime-type="image/png"/></draw:frame></text:span><text:span text:style-name="MT14"><text:s/></text:span><text:a xlink:type="simple" xlink:href="https://github.com/cameron-pascal" text:style-name="Internet_20_link" text:visited-style-name="Visited_20_Internet_20_Link"><text:span text:style-name="MT15">github.com/cameron-pascal</text:span></text:a></text:p>
            </table:table-cell>
            <table:table-cell table:style-name="Table9.A1" office:value-type="string">
              <text:p text:style-name="MP5"><text:span text:style-name="MT9"><draw:frame draw:style-name="Mfr3" draw:name="Image15" text:anchor-type="as-char" svg:width="0.1402in" svg:height="0.1598in" draw:z-index="4"><draw:image xlink:href="Pictures/1000023000002E6800003505F5F5D2F1F80E81D9.svg" xlink:type="simple" xlink:show="embed" xlink:actuate="onLoad" loext:mime-type="image/svg+xml"/><draw:image xlink:href="Pictures/10000201000001C1000002019B7A8F2A1E2BF71B.png" xlink:type="simple" xlink:show="embed" xlink:actuate="onLoad" loext:mime-type="image/png"/></draw:frame></text:span><text:span text:style-name="MT14"><text:s/></text:span><text:a xlink:type="simple" xlink:href="https://linkedin.com/in/cameron-pascal" text:style-name="Internet_20_link" text:visited-style-name="Visited_20_Internet_20_Link"><text:span text:style-name="MT15">linkedin.com/in/cameron-pascal</text:span></text:a></text:p>
            </table:table-cell>
          </table:table-row>
        </table:table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22:35:53.735381633</meta:creation-date>
    <dc:date>2021-04-06T00:18:40.361115768</dc:date>
    <meta:editing-duration>PT4H15M38S</meta:editing-duration>
    <meta:editing-cycles>77</meta:editing-cycles>
    <meta:generator>LibreOffice/6.4.6.2$Linux_X86_64 LibreOffice_project/40$Build-2</meta:generator>
    <meta:document-statistic meta:table-count="8" meta:image-count="5" meta:object-count="0" meta:page-count="1" meta:paragraph-count="50" meta:word-count="426" meta:character-count="2992" meta:non-whitespace-character-count="2626"/>
  </office:meta>
</office:document-meta>
</file>